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EFC5B2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791d" officeooo:paragraph-rsid="0008791d"/>
    </style:style>
    <style:style style:name="P2" style:family="paragraph" style:parent-style-name="Standard">
      <style:text-properties style:font-name="Helvetica" fo:font-size="8pt" officeooo:rsid="0018d777" officeooo:paragraph-rsid="0008791d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P5" style:family="paragraph">
      <style:paragraph-properties fo:text-align="center"/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P6" style:family="paragraph">
      <style:paragraph-properties fo:text-align="center"/>
      <style:text-properties fo:color="#ff3300" style:font-name="Helvetica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P8" style:family="paragraph">
      <style:paragraph-properties fo:text-align="center"/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P9" style:family="paragraph">
      <style:paragraph-properties fo:text-align="center"/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P10" style:family="paragraph">
      <style:text-properties fo:color="#ffffff" style:font-name="Helvetica" fo:font-size="8pt" style:font-size-asian="8pt" style:font-size-complex="8pt"/>
    </style:style>
    <style:style style:name="P11" style:family="paragraph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P12" style:family="paragraph">
      <style:paragraph-properties fo:text-align="center"/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P13" style:family="paragraph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P14" style:family="paragraph">
      <style:text-properties style:font-name="Helvetica" fo:font-size="8pt" style:font-size-asian="8pt" style:font-size-complex="8pt"/>
    </style:style>
    <style:style style:name="P15" style:family="paragraph">
      <style:text-properties style:font-name="Helvetica" fo:font-size="8pt" fo:font-weight="bold" style:font-size-asian="8pt" style:font-weight-asian="bold" style:font-size-complex="8pt" style:font-weight-complex="bold"/>
    </style:style>
    <style:style style:name="P16" style:family="paragraph">
      <style:paragraph-properties fo:text-align="center"/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P17" style:family="paragraph">
      <style:paragraph-properties fo:text-align="center"/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P18" style:family="paragraph">
      <style:paragraph-properties fo:text-align="center"/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P21" style:family="paragraph">
      <style:paragraph-properties fo:text-align="center"/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P22" style:family="paragraph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P23" style:family="paragraph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P24" style:family="paragraph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P25" style:family="paragraph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P26" style:family="paragraph">
      <style:paragraph-properties fo:text-align="end"/>
    </style:style>
    <style:style style:name="P27" style:family="paragraph">
      <style:paragraph-properties fo:text-align="end"/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>
      <style:paragraph-properties fo:text-align="end"/>
      <style:text-properties fo:color="#ffffff" style:font-name="Helvetica"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color="#ff3300" style:font-name="Helvetica" fo:font-size="20pt" fo:font-weight="bold" style:font-size-asian="20pt" style:font-weight-asian="bold" style:font-size-complex="20pt" style:font-weight-complex="normal"/>
    </style:style>
    <style:style style:name="T2" style:family="text">
      <style:text-properties fo:color="#ff3300" style:font-name="Helvetica"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color="#333333" style:font-name="Helvetica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3399ff" style:font-name="Helvetica" fo:font-size="20pt" fo:font-weight="bold" style:font-size-asian="20pt" style:font-weight-asian="bold" style:font-size-complex="20pt" style:font-weight-complex="normal"/>
    </style:style>
    <style:style style:name="T5" style:family="text">
      <style:text-properties fo:color="#3399ff" style:font-name="Helvetica" fo:font-size="10pt" fo:font-weight="normal" style:font-size-asian="10pt" style:font-weight-asian="normal" style:font-size-complex="10pt" style:font-weight-complex="normal"/>
    </style:style>
    <style:style style:name="T6" style:family="text">
      <style:text-properties fo:color="#ffffff" style:font-name="Helvetica" fo:font-size="8pt" style:font-size-asian="8pt" style:font-size-complex="8pt"/>
    </style:style>
    <style:style style:name="T7" style:family="text">
      <style:text-properties fo:color="#3399ff" style:font-name="Helvetica" fo:font-size="16pt" fo:font-weight="bold" style:font-size-asian="16pt" style:font-weight-asian="bold" style:font-size-complex="16pt" style:font-weight-complex="normal"/>
    </style:style>
    <style:style style:name="T8" style:family="text">
      <style:text-properties fo:color="#3399ff" style:font-name="Helvetica" fo:font-size="9pt" fo:font-weight="bold" style:font-size-asian="9pt" style:font-weight-asian="bold" style:font-size-complex="9pt" style:font-weight-complex="bold"/>
    </style:style>
    <style:style style:name="T9" style:family="text">
      <style:text-properties fo:color="#3399ff" style:font-name="Helvetica" fo:font-size="8pt" fo:font-style="normal" fo:font-weight="bold" style:font-size-asian="8pt" style:font-style-asian="italic" style:font-size-complex="8pt" style:font-style-complex="italic"/>
    </style:style>
    <style:style style:name="T10" style:family="text">
      <style:text-properties style:font-name="Helvetica" fo:font-size="8pt" style:font-size-asian="8pt" style:font-size-complex="8pt"/>
    </style:style>
    <style:style style:name="T11" style:family="text">
      <style:text-properties style:font-name="Helvetica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3399ff" style:font-name="Helvetica" fo:font-size="15pt" fo:font-weight="bold" style:font-size-asian="15pt" style:font-weight-asian="bold" style:font-size-complex="15pt" style:font-weight-complex="normal"/>
    </style:style>
    <style:style style:name="T13" style:family="text">
      <style:text-properties fo:color="#3399ff" style:font-name="Helvetica" fo:font-size="8pt" fo:font-weight="normal" style:font-size-asian="8pt" style:font-weight-asian="normal" style:font-size-complex="8pt" style:font-weight-complex="normal"/>
    </style:style>
    <style:style style:name="T14" style:family="text">
      <style:text-properties fo:color="#333333" style:font-name="Helvetica"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000000" style:font-name="Helvetica" fo:font-size="10pt" fo:font-weight="bold" style:font-size-asian="10pt" style:font-weight-asian="bold" style:font-size-complex="10pt" style:font-weight-complex="bold"/>
    </style:style>
    <style:style style:name="T16" style:family="text">
      <style:text-properties fo:color="#3399ff" style:font-name="Helvetica" fo:font-size="8pt" fo:font-weight="bold" style:font-size-asian="8pt" style:font-weight-asian="bold" style:font-size-complex="8pt" style:font-weight-complex="bold"/>
    </style:style>
    <style:style style:name="T17" style:family="text">
      <style:text-properties fo:color="#ffffff" style:font-name="Helvetica" fo:font-size="16pt" fo:font-weight="bold" style:font-size-asian="16pt" style:font-weight-asian="bold" style:font-size-complex="16pt" style:font-weight-complex="bold"/>
    </style:style>
    <style:style style:name="T18" style:family="text">
      <style:text-properties fo:color="#ffffff" style:font-name="Helvetica"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color="#ffffff" style:font-name="Helvetica" fo:font-size="10pt" fo:font-weight="bold" style:font-size-asian="10pt" style:font-weight-asian="bold" style:font-size-complex="10pt" style:font-weight-complex="bold"/>
    </style:style>
    <style:style style:name="T20" style:family="text">
      <style:text-properties fo:color="#ffffff" style:font-name="Helvetica" fo:font-size="8pt" fo:font-weight="normal" style:font-size-asian="8pt" style:font-weight-asian="normal" style:font-size-complex="8pt" style:font-weight-complex="normal"/>
    </style:style>
    <style:style style:name="T21" style:family="text">
      <style:text-properties fo:color="#ffffff" style:font-name="Helvetica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2" style:family="text">
      <style:text-properties fo:color="#ffffff" style:font-name="Helvetica" fo:font-size="10pt" fo:font-weight="normal" style:font-size-asian="10pt" style:font-weight-asian="normal" style:font-size-complex="10pt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stroke="none" svg:stroke-color="#3399ff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2602in" style:run-through="foreground"/>
    </style:style>
    <style:style style:name="gr4" style:family="graphic">
      <style:graphic-properties draw:stroke="none" svg:stroke-color="#000000" draw:fill="none" draw:fill-color="#ffffff" fo:min-height="0.1398in" style:run-through="foreground"/>
    </style:style>
    <style:style style:name="gr5" style:family="graphic">
      <style:graphic-properties draw:stroke="none" svg:stroke-color="#000000" draw:fill="none" draw:fill-color="#ffffff" fo:min-height="0.1791in" style:run-through="foreground"/>
    </style:style>
    <style:style style:name="gr6" style:family="graphic">
      <style:graphic-properties draw:stroke="none" svg:stroke-color="#000000" draw:fill="none" draw:fill-color="#ffffff" fo:min-height="0.149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1744in" style:run-through="foreground"/>
    </style:style>
    <style:style style:name="gr8" style:family="graphic">
      <style:graphic-properties draw:stroke="none" svg:stroke-color="#000000" draw:fill="none" draw:fill-color="#ffffff" fo:min-height="0.2126in" style:run-through="foreground"/>
    </style:style>
    <style:style style:name="gr9" style:family="graphic">
      <style:graphic-properties draw:stroke="none" svg:stroke-color="#000000" draw:fill="none" draw:fill-color="#ffffff" fo:min-height="0.1335in" style:run-through="foreground"/>
    </style:style>
    <style:style style:name="gr10" style:family="graphic">
      <style:graphic-properties draw:stroke="none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style:run-through="foreground"/>
    </style:style>
    <style:style style:name="gr12" style:family="graphic">
      <style:graphic-properties draw:stroke="none" draw:fill="solid" draw:fill-color="#eeeeee" draw:opacity="20%" draw:textarea-horizontal-align="center" draw:textarea-vertical-align="middle" draw:shadow-opacity="20%" style:run-through="foreground"/>
    </style:style>
    <style:style style:name="gr13" style:family="graphic">
      <style:graphic-properties draw:stroke="none" svg:stroke-color="#000000" draw:fill="none" draw:fill-color="#ffffff" fo:min-height="0.1575in" style:run-through="foreground"/>
    </style:style>
    <style:style style:name="gr14" style:family="graphic">
      <style:graphic-properties draw:stroke="none" svg:stroke-color="#000000" draw:fill="none" draw:fill-color="#ff3333" fo:min-height="0.1583in" style:run-through="foreground"/>
    </style:style>
    <style:style style:name="gr15" style:family="graphic">
      <style:graphic-properties draw:stroke="none" svg:stroke-color="#000000" draw:fill="none" draw:fill-color="#ffff99" fo:min-height="0.1583in" style:run-through="foreground"/>
    </style:style>
    <style:style style:name="gr16" style:family="graphic">
      <style:graphic-properties draw:stroke="none" svg:stroke-color="#000000" draw:fill="none" draw:fill-color="#ff3333" fo:min-height="0.1492in" style:run-through="foreground"/>
    </style:style>
    <style:style style:name="gr17" style:family="graphic">
      <style:graphic-properties draw:stroke="none" svg:stroke-color="#000000" draw:fill="none" draw:fill-color="#ffff99" fo:min-height="0.1492in" style:run-through="foreground"/>
    </style:style>
    <style:style style:name="gr18" style:family="graphic">
      <style:graphic-properties draw:stroke="none" svg:stroke-color="#000000" draw:fill="none" draw:fill-color="#ff3333" fo:min-height="0.1528in" style:run-through="foreground"/>
    </style:style>
    <style:style style:name="gr19" style:family="graphic">
      <style:graphic-properties draw:stroke="none" svg:stroke-color="#000000" draw:fill="none" draw:fill-color="#ffff99" fo:min-height="0.1528in" style:run-through="foreground"/>
    </style:style>
    <style:style style:name="gr20" style:family="graphic">
      <style:graphic-properties draw:stroke="none" svg:stroke-color="#000000" draw:fill="none" draw:fill-color="#ff3333" fo:min-height="0.1437in" style:run-through="foreground"/>
    </style:style>
    <style:style style:name="gr21" style:family="graphic">
      <style:graphic-properties draw:stroke="none" svg:stroke-color="#000000" draw:fill="none" draw:fill-color="#ffff99" fo:min-height="0.1437in" style:run-through="foreground"/>
    </style:style>
    <style:style style:name="gr22" style:family="graphic">
      <style:graphic-properties draw:stroke="none" svg:stroke-color="#000000" draw:fill="none" draw:fill-color="#ff3333" fo:min-height="0.1445in" style:run-through="foreground"/>
    </style:style>
    <style:style style:name="gr23" style:family="graphic">
      <style:graphic-properties draw:stroke="none" svg:stroke-color="#000000" draw:fill="none" draw:fill-color="#ffff99" fo:min-height="0.1445in" style:run-through="foreground"/>
    </style:style>
    <style:style style:name="gr24" style:family="graphic">
      <style:graphic-properties draw:stroke="none" svg:stroke-color="#000000" draw:fill="none" draw:fill-color="#ff3333" fo:min-height="0.1354in" style:run-through="foreground"/>
    </style:style>
    <style:style style:name="gr25" style:family="graphic">
      <style:graphic-properties draw:stroke="none" svg:stroke-color="#000000" draw:fill="none" draw:fill-color="#ffff99" fo:min-height="0.1354in" style:run-through="foreground"/>
    </style:style>
    <style:style style:name="gr26" style:family="graphic">
      <style:graphic-properties draw:stroke="none" svg:stroke-color="#000000" draw:fill="none" draw:fill-color="#ff3333" fo:min-height="0.1429in" style:run-through="foreground"/>
    </style:style>
    <style:style style:name="gr27" style:family="graphic">
      <style:graphic-properties draw:stroke="none" svg:stroke-color="#000000" draw:fill="none" draw:fill-color="#ffff99" fo:min-height="0.1429in" style:run-through="foreground"/>
    </style:style>
    <style:style style:name="gr28" style:family="graphic">
      <style:graphic-properties draw:stroke="none" svg:stroke-color="#000000" draw:fill="none" draw:fill-color="#ff3333" fo:min-height="0.1339in" style:run-through="foreground"/>
    </style:style>
    <style:style style:name="gr29" style:family="graphic">
      <style:graphic-properties draw:stroke="none" svg:stroke-color="#000000" draw:fill="none" draw:fill-color="#ffff99" fo:min-height="0.1339in" style:run-through="foreground"/>
    </style:style>
    <style:style style:name="gr30" style:family="graphic">
      <style:graphic-properties draw:stroke="none" svg:stroke-color="#000000" draw:fill="none" draw:fill-color="#ff3333" fo:min-height="0.1453in" style:run-through="foreground"/>
    </style:style>
    <style:style style:name="gr31" style:family="graphic">
      <style:graphic-properties draw:stroke="none" svg:stroke-color="#000000" draw:fill="none" draw:fill-color="#ffff99" fo:min-height="0.1453in" style:run-through="foreground"/>
    </style:style>
    <style:style style:name="gr32" style:family="graphic">
      <style:graphic-properties draw:stroke="none" svg:stroke-color="#000000" draw:fill="none" draw:fill-color="#ffff99" fo:min-height="0.1575in" style:run-through="foreground"/>
    </style:style>
    <style:style style:name="gr33" style:family="graphic">
      <style:graphic-properties draw:stroke="none" svg:stroke-color="#000000" draw:fill="none" draw:fill-color="#ff3333" fo:min-height="0.1575in" style:run-through="foreground"/>
    </style:style>
    <style:style style:name="gr34" style:family="graphic">
      <style:graphic-properties draw:stroke="none" svg:stroke-color="#000000" draw:fill="bitmap" draw:fill-color="#ffffff" draw:fill-image-name="Empty" draw:opacity="100%" fo:min-height="0.2602in" draw:shadow-offset-x="0.1201in" draw:shadow-offset-y="0.1201in" draw:shadow-opacity="100%" style:run-through="foreground"/>
    </style:style>
    <style:style style:name="gr35" style:family="graphic">
      <style:graphic-properties draw:stroke="none" svg:stroke-color="#000000" draw:fill="bitmap" draw:fill-color="#ffffff" draw:fill-image-name="Empty" draw:opacity="100%" fo:min-height="0.1398in" draw:shadow-offset-x="0.1201in" draw:shadow-offset-y="0.1201in" draw:shadow-opacity="100%" style:run-through="foreground"/>
    </style:style>
    <style:style style:name="gr36" style:family="graphic">
      <style:graphic-properties draw:stroke="none" svg:stroke-color="#000000" draw:fill="none" draw:fill-color="#ffffff" fo:min-height="0.1575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7" style:family="graphic">
      <style:graphic-properties svg:stroke-color="#808080" draw:fill="solid" draw:fill-color="#80808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000000" draw:fill="none" draw:fill-color="#ffffff" fo:min-height="0.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9" style:family="graphic">
      <style:graphic-properties draw:stroke="none" svg:stroke-color="#000000" draw:fill="none" draw:fill-color="#ffffff" fo:min-height="0.23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0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1" style:family="graphic">
      <style:graphic-properties draw:stroke="none" svg:stroke-color="#000000" draw:fill="none" draw:fill-color="#ffffff" fo:min-height="0.2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2" style:family="graphic">
      <style:graphic-properties draw:stroke="none" svg:stroke-color="#000000" draw:fill="none" draw:fill-color="#ffffff" fo:min-height="0.251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g text:anchor-type="paragraph" draw:z-index="2" draw:style-name="gr2"><draw:frame draw:style-name="gr3" draw:text-style-name="P4" svg:width="1.174in" svg:height="0.2787in" svg:x="0.0906in" svg:y="1.5307in"><draw:text-box><text:p text:style-name="P3"><text:span text:style-name="T1">[T1]</text:span></text:p></draw:text-box></draw:frame><draw:frame draw:style-name="gr4" draw:text-style-name="P5" svg:width="0.7315in" svg:height="0.1398in" svg:x="0.5642in" svg:y="1.3508in"><draw:text-box><text:p text:style-name="P3"><text:span text:style-name="T2">ft/min</text:span></text:p></draw:text-box></draw:frame><draw:frame draw:style-name="gr5" draw:text-style-name="P6" svg:width="1.237in" svg:height="0.1795in" svg:x="0.0744in" svg:y="1.1382in"><draw:text-box><text:p text:style-name="P3"><text:span text:style-name="T3">Avg. Total ROP</text:span></text:p></draw:text-box></draw:frame></draw:g><draw:g text:anchor-type="paragraph" draw:z-index="3" draw:style-name="gr2"><draw:frame draw:style-name="gr3" draw:text-style-name="P7" svg:width="1.1976in" svg:height="0.2787in" svg:x="1.4043in" svg:y="1.5307in"><draw:text-box><text:p text:style-name="P3"><text:span text:style-name="T4">[T2]</text:span></text:p></draw:text-box></draw:frame><draw:frame draw:style-name="gr4" draw:text-style-name="P8" svg:width="0.7315in" svg:height="0.1398in" svg:x="1.878in" svg:y="1.3508in"><draw:text-box><text:p text:style-name="P3"><text:span text:style-name="T5">feet</text:span></text:p></draw:text-box></draw:frame><draw:frame draw:style-name="gr5" draw:text-style-name="P9" svg:width="1.237in" svg:height="0.1795in" svg:x="1.3882in" svg:y="1.1382in"><draw:text-box><text:p text:style-name="P3"><text:span text:style-name="T3">Total Drilled</text:span></text:p></draw:text-box></draw:frame></draw:g><draw:g text:anchor-type="paragraph" draw:z-index="4" draw:style-name="gr2"><draw:frame draw:style-name="gr3" draw:text-style-name="P7" svg:width="1.1106in" svg:height="0.2787in" svg:x="2.6835in" svg:y="1.5307in"><draw:text-box><text:p text:style-name="P3"><text:span text:style-name="T4">[T3]</text:span></text:p></draw:text-box></draw:frame><draw:frame draw:style-name="gr4" draw:text-style-name="P8" svg:width="0.7315in" svg:height="0.1398in" svg:x="3.1575in" svg:y="1.3508in"><draw:text-box><text:p text:style-name="P3"><text:span text:style-name="T5">hours</text:span></text:p></draw:text-box></draw:frame><draw:frame draw:style-name="gr5" draw:text-style-name="P9" svg:width="1.237in" svg:height="0.1795in" svg:x="2.6673in" svg:y="1.1382in"><draw:text-box><text:p text:style-name="P3"><text:span text:style-name="T3">Drilling Time</text:span></text:p></draw:text-box></draw:frame></draw:g><draw:rect text:anchor-type="paragraph" draw:z-index="25" draw:style-name="gr37" draw:text-style-name="P3" svg:width="6.8898in" svg:height="0.0012in" svg:x="-0.0217in" svg:y="3.6035in"><text:p/></draw:rect><draw:frame text:anchor-type="paragraph" draw:z-index="5" draw:style-name="gr6" draw:text-style-name="P10" svg:width="1.3858in" svg:height="0.1496in" svg:x="5.789in" svg:y="9.1098in"><draw:text-box><text:p><text:span text:style-name="T6">elephant-cloud.com</text:span></text:p></draw:text-box></draw:frame><draw:rect text:anchor-type="paragraph" draw:z-index="0" draw:style-name="gr1" draw:text-style-name="P3" svg:width="6.9071in" svg:height="0.378in" svg:x="-0.039in" svg:y="8.9882in"><text:p/></draw:rect><draw:rect text:anchor-type="paragraph" draw:z-index="1" draw:style-name="gr1" draw:text-style-name="P3" svg:width="6.8898in" svg:height="0.9634in" svg:x="-0.0374in" svg:y="-0.0264in"><text:p/></draw:rect>T</text:p>
      <text:p text:style-name="P1"/>
      <text:p text:style-name="P1"/>
      <text:p text:style-name="P1"/>
      <text:p text:style-name="P1"/>
      <text:p text:style-name="P1"><draw:g text:anchor-type="paragraph" draw:z-index="8" draw:style-name="gr2"><draw:frame draw:style-name="gr3" draw:text-style-name="P7" svg:width="1.1106in" svg:height="0.2787in" svg:x="3.8736in" svg:y="0.5724in"><draw:text-box><text:p text:style-name="P3"><text:span text:style-name="T4">[T4]</text:span></text:p></draw:text-box></draw:frame><draw:frame draw:style-name="gr4" draw:text-style-name="P8" svg:width="0.7315in" svg:height="0.1398in" svg:x="4.3476in" svg:y="0.3925in"><draw:text-box><text:p text:style-name="P3"><text:span text:style-name="T5">hours</text:span></text:p></draw:text-box></draw:frame><draw:frame draw:style-name="gr5" draw:text-style-name="P9" svg:width="1.237in" svg:height="0.1795in" svg:x="3.8575in" svg:y="0.1799in"><draw:text-box><text:p text:style-name="P3"><text:span text:style-name="T3">Total Circulation</text:span></text:p></draw:text-box></draw:frame></draw:g></text:p>
      <text:p text:style-name="P1"><draw:g text:anchor-type="paragraph" draw:z-index="6" draw:style-name="gr2"><draw:frame draw:style-name="gr3" draw:text-style-name="P4" svg:width="1.174in" svg:height="0.2787in" svg:x="0.0236in" svg:y="1.1598in"><draw:text-box><text:p text:style-name="P3"><text:span text:style-name="T1">[T5]</text:span></text:p></draw:text-box></draw:frame><draw:frame draw:style-name="gr7" draw:text-style-name="P6" svg:width="1.237in" svg:height="0.1748in" svg:x="0.0075in" svg:y="0.8591in"><draw:text-box><text:p text:style-name="P3"><text:span text:style-name="T3">Failures</text:span></text:p></draw:text-box></draw:frame></draw:g></text:p>
      <text:p text:style-name="P1"/>
      <text:p text:style-name="P1"/>
      <text:p text:style-name="P1"><draw:frame text:anchor-type="paragraph" draw:z-index="26" draw:style-name="gr38" draw:text-style-name="P22" svg:width="2.7886in" svg:height="0.2524in" svg:x="0.1862in" svg:y="-1.6193in"><draw:text-box><text:p><text:span text:style-name="T17">[RUN_NAME]</text:span></text:p></draw:text-box></draw:frame><draw:frame text:anchor-type="paragraph" draw:z-index="27" draw:style-name="gr39" draw:text-style-name="P23" svg:width="4.6386in" svg:height="0.2398in" svg:x="0.1862in" svg:y="-1.311in"><draw:text-box><text:p><text:span text:style-name="T18">[JOB_NAME]</text:span></text:p></draw:text-box></draw:frame><draw:frame text:anchor-type="paragraph" draw:z-index="28" draw:style-name="gr40" draw:text-style-name="P24" svg:width="1.4657in" svg:height="0.1677in" svg:x="1.3429in" svg:y="-1.0819in"><draw:text-box><text:p><text:span text:style-name="T19">[RIG]</text:span></text:p></draw:text-box></draw:frame><draw:frame text:anchor-type="paragraph" draw:z-index="29" draw:style-name="gr40" draw:text-style-name="P25" svg:width="1.4657in" svg:height="0.1677in" svg:x="0.1783in" svg:y="-1.0516in"><draw:text-box><text:p><text:span text:style-name="T20">[JOB_NUMBER]</text:span></text:p></draw:text-box></draw:frame><draw:frame text:anchor-type="paragraph" draw:z-index="30" draw:style-name="gr41" draw:text-style-name="P27" svg:width="2.6941in" svg:height="0.2051in" svg:x="4.0134in" svg:y="-1.6598in"><draw:text-box><text:p text:style-name="P26"><text:span text:style-name="T21">[TIME]</text:span></text:p></draw:text-box></draw:frame><draw:frame text:anchor-type="paragraph" draw:z-index="31" draw:style-name="gr42" draw:text-style-name="P28" svg:width="2.315in" svg:height="0.2516in" svg:x="4.4in" svg:y="-1.0992in"><draw:text-box><text:p text:style-name="P26"><text:span text:style-name="T22">[CLIENT]</text:span></text:p></draw:text-box></draw:frame></text:p>
      <text:p text:style-name="P1"><draw:g text:anchor-type="paragraph" draw:z-index="7" draw:style-name="gr2"><draw:frame draw:style-name="gr3" draw:text-style-name="P11" svg:width="1.6276in" svg:height="0.2606in" svg:x="1.1445in" svg:y="0.4689in"><draw:text-box><text:p text:style-name="P3"><text:span text:style-name="T7">[T6]</text:span></text:p></draw:text-box></draw:frame><draw:frame draw:style-name="gr4" draw:text-style-name="P8" svg:width="0.7315in" svg:height="0.1398in" svg:x="1.878in" svg:y="0.289in"><draw:text-box><text:p text:style-name="P3"><text:span text:style-name="T5">feet</text:span></text:p></draw:text-box></draw:frame><draw:frame draw:style-name="gr8" draw:text-style-name="P9" svg:width="1.237in" svg:height="0.213in" svg:x="1.3882in" svg:y="0.0764in"><draw:text-box><text:p text:style-name="P3"><text:span text:style-name="T3">Range</text:span></text:p></draw:text-box></draw:frame></draw:g></text:p>
      <text:p text:style-name="P1"/>
      <text:p text:style-name="P1"><draw:g text:anchor-type="paragraph" draw:z-index="9" draw:style-name="gr2"><draw:frame draw:style-name="gr3" draw:text-style-name="P7" svg:width="1.174in" svg:height="0.2787in" svg:x="2.7142in" svg:y="-0.0764in"><draw:text-box><text:p text:style-name="P3"><text:span text:style-name="T4">[BHA1]</text:span></text:p></draw:text-box></draw:frame><draw:frame draw:style-name="gr5" draw:text-style-name="P6" svg:width="1.237in" svg:height="0.1795in" svg:x="2.6598in" svg:y="-0.2882in"><draw:text-box><text:p text:style-name="P3"><text:span text:style-name="T3">BHA #</text:span></text:p></draw:text-box></draw:frame><draw:frame draw:style-name="gr9" draw:text-style-name="P12" svg:width="1.0878in" svg:height="0.1335in" svg:x="2.7488in" svg:y="0.228in"><draw:text-box><text:p text:style-name="P3"><text:span text:style-name="T8">[BHA1_DESC]</text:span></text:p></draw:text-box></draw:frame></draw:g></text:p>
      <text:p text:style-name="P1"/>
      <text:p text:style-name="P1"><draw:rect text:anchor-type="paragraph" draw:z-index="10" draw:style-name="gr10" draw:text-style-name="P3" svg:width="6.8933in" svg:height="0.0614in" svg:x="-0.0417in" svg:y="0.1in"><text:p/></draw:rect></text:p>
      <text:p text:style-name="P1"><draw:g text:anchor-type="paragraph" draw:z-index="19" draw:style-name="gr2"><draw:frame draw:style-name="gr34" draw:text-style-name="P16" svg:width="0.9276in" svg:height="0.2606in" svg:x="3.0461in" svg:y="0.3972in"><draw:text-box><text:p text:style-name="P3"><text:span text:style-name="T12">[R3]</text:span></text:p></draw:text-box></draw:frame><draw:frame draw:style-name="gr35" draw:text-style-name="P17" svg:width="0.578in" svg:height="0.1398in" svg:x="3.4193in" svg:y="0.2571in"><draw:text-box><text:p text:style-name="P3"><text:span text:style-name="T13">ft/hr</text:span></text:p></draw:text-box></draw:frame><draw:frame draw:style-name="gr35" draw:text-style-name="P18" svg:width="0.9776in" svg:height="0.1398in" svg:x="3.0327in" svg:y="0.0709in"><draw:text-box><text:p text:style-name="P3"><text:span text:style-name="T14">ROP</text:span></text:p></draw:text-box></draw:frame></draw:g><draw:g text:anchor-type="paragraph" draw:z-index="20" draw:style-name="gr2"><draw:frame draw:style-name="gr34" draw:text-style-name="P16" svg:width="1.035in" svg:height="0.2606in" svg:x="4.0508in" svg:y="0.3972in"><draw:text-box><text:p text:style-name="P3"><text:span text:style-name="T12">[R4]</text:span></text:p></draw:text-box></draw:frame><draw:frame draw:style-name="gr35" draw:text-style-name="P17" svg:width="0.6453in" svg:height="0.1398in" svg:x="4.4681in" svg:y="0.2571in"><draw:text-box><text:p text:style-name="P3"><text:span text:style-name="T13">feet</text:span></text:p></draw:text-box></draw:frame><draw:frame draw:style-name="gr35" draw:text-style-name="P18" svg:width="0.8476in" svg:height="0.1398in" svg:x="4.1126in" svg:y="0.0709in"><draw:text-box><text:p text:style-name="P3"><text:span text:style-name="T14">Drilled</text:span></text:p></draw:text-box></draw:frame></draw:g><draw:g text:anchor-type="paragraph" draw:z-index="21" draw:style-name="gr2"><draw:frame draw:style-name="gr34" draw:text-style-name="P16" svg:width="0.9421in" svg:height="0.2606in" svg:x="5.2134in" svg:y="0.3972in"><draw:text-box><text:p text:style-name="P3"><text:span text:style-name="T12">[R5]</text:span></text:p></draw:text-box></draw:frame><draw:frame draw:style-name="gr35" draw:text-style-name="P17" svg:width="0.587in" svg:height="0.1398in" svg:x="5.5937in" svg:y="0.2571in"><draw:text-box><text:p text:style-name="P3"><text:span text:style-name="T13">hours</text:span></text:p></draw:text-box></draw:frame><draw:frame draw:style-name="gr35" draw:text-style-name="P18" svg:width="0.9925in" svg:height="0.1398in" svg:x="5.2008in" svg:y="0.0709in"><draw:text-box><text:p text:style-name="P3"><text:span text:style-name="T14">Drilling Time</text:span></text:p></draw:text-box></draw:frame></draw:g><draw:g text:anchor-type="paragraph" draw:z-index="23" draw:style-name="gr2"><draw:frame draw:style-name="gr34" draw:text-style-name="P16" svg:width="0.9276in" svg:height="0.2606in" svg:x="2.0524in" svg:y="0.3917in"><draw:text-box><text:p text:style-name="P3"><text:span text:style-name="T12">[R2]</text:span></text:p></draw:text-box></draw:frame><draw:frame draw:style-name="gr35" draw:text-style-name="P21" svg:width="0.578in" svg:height="0.1398in" svg:x="2.4264in" svg:y="0.2516in"><draw:text-box><text:p text:style-name="P3"><text:span text:style-name="T16">%</text:span></text:p></draw:text-box></draw:frame><draw:frame draw:style-name="gr35" draw:text-style-name="P18" svg:width="0.9776in" svg:height="0.1398in" svg:x="2.0398in" svg:y="0.0654in"><draw:text-box><text:p text:style-name="P3"><text:span text:style-name="T14">Time %</text:span></text:p></draw:text-box></draw:frame></draw:g><draw:g text:anchor-type="paragraph" draw:z-index="24" draw:style-name="gr2"><draw:frame draw:style-name="gr34" draw:text-style-name="P16" svg:width="0.9276in" svg:height="0.2606in" svg:x="1.089in" svg:y="0.3925in"><draw:text-box><text:p text:style-name="P3"><text:span text:style-name="T12">[R1]</text:span></text:p></draw:text-box></draw:frame><draw:frame draw:style-name="gr35" draw:text-style-name="P21" svg:width="0.578in" svg:height="0.1398in" svg:x="1.463in" svg:y="0.2524in"><draw:text-box><text:p text:style-name="P3"><text:span text:style-name="T16">%</text:span></text:p></draw:text-box></draw:frame><draw:frame draw:style-name="gr35" draw:text-style-name="P18" svg:width="0.9776in" svg:height="0.1398in" svg:x="1.0764in" svg:y="0.0661in"><draw:text-box><text:p text:style-name="P3"><text:span text:style-name="T14">Feet %</text:span></text:p></draw:text-box></draw:frame></draw:g></text:p>
      <text:p text:style-name="P1"><draw:frame text:anchor-type="paragraph" draw:z-index="22" draw:style-name="gr36" draw:text-style-name="P20" svg:width="1.1488in" svg:height="0.1579in" svg:x="0.1161in" svg:y="0.1181in"><draw:text-box><text:p text:style-name="P19"><text:span text:style-name="T15">ROTATING</text:span></text:p></draw:text-box></draw:frame></text:p>
      <text:p text:style-name="P1"/>
      <text:p text:style-name="P1"/>
      <text:p text:style-name="P1"><draw:g text:anchor-type="paragraph" draw:z-index="13" draw:style-name="gr2"><draw:frame draw:style-name="gr34" draw:text-style-name="P16" svg:width="0.9276in" svg:height="0.2606in" svg:x="3.0461in" svg:y="0.3945in"><draw:text-box><text:p text:style-name="P3"><text:span text:style-name="T12">[S3]</text:span></text:p></draw:text-box></draw:frame><draw:frame draw:style-name="gr35" draw:text-style-name="P17" svg:width="0.578in" svg:height="0.1398in" svg:x="3.4193in" svg:y="0.2543in"><draw:text-box><text:p text:style-name="P3"><text:span text:style-name="T13">ft/hr</text:span></text:p></draw:text-box></draw:frame><draw:frame draw:style-name="gr35" draw:text-style-name="P18" svg:width="0.9776in" svg:height="0.1398in" svg:x="3.0327in" svg:y="0.0681in"><draw:text-box><text:p text:style-name="P3"><text:span text:style-name="T14">ROP</text:span></text:p></draw:text-box></draw:frame></draw:g><draw:g text:anchor-type="paragraph" draw:z-index="14" draw:style-name="gr2"><draw:frame draw:style-name="gr34" draw:text-style-name="P16" svg:width="1.035in" svg:height="0.2606in" svg:x="4.0508in" svg:y="0.3945in"><draw:text-box><text:p text:style-name="P3"><text:span text:style-name="T12">[S4]</text:span></text:p></draw:text-box></draw:frame><draw:frame draw:style-name="gr35" draw:text-style-name="P17" svg:width="0.6453in" svg:height="0.1398in" svg:x="4.4681in" svg:y="0.2543in"><draw:text-box><text:p text:style-name="P3"><text:span text:style-name="T13">feet</text:span></text:p></draw:text-box></draw:frame><draw:frame draw:style-name="gr35" draw:text-style-name="P18" svg:width="0.8476in" svg:height="0.1398in" svg:x="4.1126in" svg:y="0.0681in"><draw:text-box><text:p text:style-name="P3"><text:span text:style-name="T14">Drilled</text:span></text:p></draw:text-box></draw:frame></draw:g><draw:g text:anchor-type="paragraph" draw:z-index="15" draw:style-name="gr2"><draw:frame draw:style-name="gr34" draw:text-style-name="P16" svg:width="0.9421in" svg:height="0.2606in" svg:x="5.2134in" svg:y="0.3945in"><draw:text-box><text:p text:style-name="P3"><text:span text:style-name="T12">[S5]</text:span></text:p></draw:text-box></draw:frame><draw:frame draw:style-name="gr35" draw:text-style-name="P17" svg:width="0.587in" svg:height="0.1398in" svg:x="5.5937in" svg:y="0.2543in"><draw:text-box><text:p text:style-name="P3"><text:span text:style-name="T13">hours</text:span></text:p></draw:text-box></draw:frame><draw:frame draw:style-name="gr35" draw:text-style-name="P18" svg:width="0.9925in" svg:height="0.1398in" svg:x="5.2008in" svg:y="0.0681in"><draw:text-box><text:p text:style-name="P3"><text:span text:style-name="T14">Drilling Time</text:span></text:p></draw:text-box></draw:frame></draw:g><draw:g text:anchor-type="paragraph" draw:z-index="17" draw:style-name="gr2"><draw:frame draw:style-name="gr34" draw:text-style-name="P16" svg:width="0.9276in" svg:height="0.2606in" svg:x="2.0524in" svg:y="0.3945in"><draw:text-box><text:p text:style-name="P3"><text:span text:style-name="T12">[S2]</text:span></text:p></draw:text-box></draw:frame><draw:frame draw:style-name="gr35" draw:text-style-name="P21" svg:width="0.578in" svg:height="0.1398in" svg:x="2.4264in" svg:y="0.2543in"><draw:text-box><text:p text:style-name="P3"><text:span text:style-name="T16">%</text:span></text:p></draw:text-box></draw:frame><draw:frame draw:style-name="gr35" draw:text-style-name="P18" svg:width="0.9776in" svg:height="0.1398in" svg:x="2.0398in" svg:y="0.0681in"><draw:text-box><text:p text:style-name="P3"><text:span text:style-name="T14">Time %</text:span></text:p></draw:text-box></draw:frame></draw:g><draw:g text:anchor-type="paragraph" draw:z-index="18" draw:style-name="gr2"><draw:frame draw:style-name="gr34" draw:text-style-name="P16" svg:width="0.9276in" svg:height="0.2606in" svg:x="1.089in" svg:y="0.3953in"><draw:text-box><text:p text:style-name="P3"><text:span text:style-name="T12">[S1]</text:span></text:p></draw:text-box></draw:frame><draw:frame draw:style-name="gr35" draw:text-style-name="P21" svg:width="0.578in" svg:height="0.1398in" svg:x="1.463in" svg:y="0.2551in"><draw:text-box><text:p text:style-name="P3"><text:span text:style-name="T16">%</text:span></text:p></draw:text-box></draw:frame><draw:frame draw:style-name="gr35" draw:text-style-name="P18" svg:width="0.9776in" svg:height="0.1398in" svg:x="1.0764in" svg:y="0.0689in"><draw:text-box><text:p text:style-name="P3"><text:span text:style-name="T14">Feet %</text:span></text:p></draw:text-box></draw:frame></draw:g></text:p>
      <text:p text:style-name="P1"><draw:frame text:anchor-type="paragraph" draw:z-index="16" draw:style-name="gr36" draw:text-style-name="P20" svg:width="1.1488in" svg:height="0.1579in" svg:x="0.1161in" svg:y="0.0992in"><draw:text-box><text:p text:style-name="P19"><text:span text:style-name="T15">SLIDING</text:span></text:p></draw:text-box></draw:frame></text:p>
      <text:p text:style-name="P1"/>
      <text:p text:style-name="P1"/>
      <text:p text:style-name="P1"/>
      <text:p text:style-name="P1"><draw:g text:anchor-type="paragraph" draw:z-index="12" draw:style-name="gr2"><draw:g draw:style-name="gr11"><draw:rect draw:style-name="gr12" draw:text-style-name="P3" svg:width="6.8705in" svg:height="0.1579in" svg:x="-0.0189in" svg:y="1.0555in"><text:p/></draw:rect><draw:rect draw:style-name="gr12" draw:text-style-name="P3" svg:width="6.8705in" svg:height="0.1579in" svg:x="-0.0189in" svg:y="0.7307in"><text:p/></draw:rect><draw:rect draw:style-name="gr12" draw:text-style-name="P3" svg:width="6.8705in" svg:height="0.1579in" svg:x="-0.0189in" svg:y="0.3874in"><text:p/></draw:rect><draw:frame draw:style-name="gr13" draw:text-style-name="P13" svg:width="2.228in" svg:height="0.1579in" svg:x="0.1902in" svg:y="0.0354in"><draw:text-box><text:p><text:span text:style-name="T9">[H1]</text:span></text:p></draw:text-box></draw:frame><draw:g draw:style-name="gr11"><draw:g draw:style-name="gr11"><draw:frame draw:style-name="gr14" draw:text-style-name="P14" svg:width="1.0224in" svg:height="0.1587in" svg:x="0.1819in" svg:y="0.2291in"><draw:text-box><text:p><text:span text:style-name="T10">[P1]</text:span></text:p></draw:text-box></draw:frame><draw:frame draw:style-name="gr15" draw:text-style-name="P15" svg:width="0.9213in" svg:height="0.1587in" svg:x="1.2531in" svg:y="0.2291in"><draw:text-box><text:p><text:span text:style-name="T11">[V1]</text:span></text:p></draw:text-box></draw:frame></draw:g><draw:g draw:style-name="gr11"><draw:frame draw:style-name="gr14" draw:text-style-name="P14" svg:width="1.0224in" svg:height="0.1587in" svg:x="2.3547in" svg:y="0.2291in"><draw:text-box><text:p><text:span text:style-name="T10">[P7]</text:span></text:p></draw:text-box></draw:frame><draw:frame draw:style-name="gr15" draw:text-style-name="P15" svg:width="0.9213in" svg:height="0.1587in" svg:x="3.4264in" svg:y="0.2291in"><draw:text-box><text:p><text:span text:style-name="T11">[V7]</text:span></text:p></draw:text-box></draw:frame></draw:g><draw:g draw:style-name="gr11"><draw:frame draw:style-name="gr14" draw:text-style-name="P14" svg:width="1.0224in" svg:height="0.1587in" svg:x="4.5283in" svg:y="0.2291in"><draw:text-box><text:p><text:span text:style-name="T10">[P13]</text:span></text:p></draw:text-box></draw:frame><draw:frame draw:style-name="gr15" draw:text-style-name="P15" svg:width="0.9213in" svg:height="0.1587in" svg:x="5.6in" svg:y="0.2291in"><draw:text-box><text:p><text:span text:style-name="T11">[V13]</text:span></text:p></draw:text-box></draw:frame></draw:g></draw:g><draw:g draw:style-name="gr11"><draw:g draw:style-name="gr11"><draw:frame draw:style-name="gr16" draw:text-style-name="P14" svg:width="1.0224in" svg:height="0.1496in" svg:x="0.1819in" svg:y="0.3957in"><draw:text-box><text:p><text:span text:style-name="T10">[P2]</text:span></text:p></draw:text-box></draw:frame><draw:frame draw:style-name="gr17" draw:text-style-name="P15" svg:width="0.9213in" svg:height="0.1496in" svg:x="1.2531in" svg:y="0.3957in"><draw:text-box><text:p><text:span text:style-name="T11">[V2]</text:span></text:p></draw:text-box></draw:frame></draw:g><draw:g draw:style-name="gr11"><draw:frame draw:style-name="gr16" draw:text-style-name="P14" svg:width="1.0224in" svg:height="0.1496in" svg:x="2.3547in" svg:y="0.3957in"><draw:text-box><text:p><text:span text:style-name="T10">[P8]</text:span></text:p></draw:text-box></draw:frame><draw:frame draw:style-name="gr17" draw:text-style-name="P15" svg:width="0.9213in" svg:height="0.1496in" svg:x="3.4264in" svg:y="0.3957in"><draw:text-box><text:p><text:span text:style-name="T11">[V8]</text:span></text:p></draw:text-box></draw:frame></draw:g><draw:g draw:style-name="gr11"><draw:frame draw:style-name="gr16" draw:text-style-name="P14" svg:width="1.0224in" svg:height="0.1496in" svg:x="4.5283in" svg:y="0.3957in"><draw:text-box><text:p><text:span text:style-name="T10">[P14]</text:span></text:p></draw:text-box></draw:frame><draw:frame draw:style-name="gr17" draw:text-style-name="P15" svg:width="0.9213in" svg:height="0.1496in" svg:x="5.6in" svg:y="0.3957in"><draw:text-box><text:p><text:span text:style-name="T11">[V14]</text:span></text:p></draw:text-box></draw:frame></draw:g></draw:g><draw:g draw:style-name="gr11"><draw:g draw:style-name="gr11"><draw:frame draw:style-name="gr18" draw:text-style-name="P14" svg:width="1.0224in" svg:height="0.1531in" svg:x="0.1819in" svg:y="0.578in"><draw:text-box><text:p><text:span text:style-name="T10">[P3]</text:span></text:p></draw:text-box></draw:frame><draw:frame draw:style-name="gr19" draw:text-style-name="P15" svg:width="0.9213in" svg:height="0.1531in" svg:x="1.2531in" svg:y="0.578in"><draw:text-box><text:p><text:span text:style-name="T11">[V3]</text:span></text:p></draw:text-box></draw:frame></draw:g><draw:g draw:style-name="gr11"><draw:frame draw:style-name="gr18" draw:text-style-name="P14" svg:width="1.0224in" svg:height="0.1531in" svg:x="2.3547in" svg:y="0.578in"><draw:text-box><text:p><text:span text:style-name="T10">[P9]</text:span></text:p></draw:text-box></draw:frame><draw:frame draw:style-name="gr19" draw:text-style-name="P15" svg:width="0.9213in" svg:height="0.1531in" svg:x="3.4264in" svg:y="0.578in"><draw:text-box><text:p><text:span text:style-name="T11">[V9]</text:span></text:p></draw:text-box></draw:frame></draw:g><draw:g draw:style-name="gr11"><draw:frame draw:style-name="gr18" draw:text-style-name="P14" svg:width="1.0224in" svg:height="0.1531in" svg:x="4.5283in" svg:y="0.578in"><draw:text-box><text:p><text:span text:style-name="T10">[P15]</text:span></text:p></draw:text-box></draw:frame><draw:frame draw:style-name="gr19" draw:text-style-name="P15" svg:width="0.9213in" svg:height="0.1531in" svg:x="5.6in" svg:y="0.578in"><draw:text-box><text:p><text:span text:style-name="T11">[V15]</text:span></text:p></draw:text-box></draw:frame></draw:g></draw:g><draw:g draw:style-name="gr11"><draw:g draw:style-name="gr11"><draw:frame draw:style-name="gr20" draw:text-style-name="P14" svg:width="1.0224in" svg:height="0.1441in" svg:x="0.1819in" svg:y="0.7445in"><draw:text-box><text:p><text:span text:style-name="T10">[P4]</text:span></text:p></draw:text-box></draw:frame><draw:frame draw:style-name="gr21" draw:text-style-name="P15" svg:width="0.9213in" svg:height="0.1441in" svg:x="1.2531in" svg:y="0.7445in"><draw:text-box><text:p><text:span text:style-name="T11">[V4]</text:span></text:p></draw:text-box></draw:frame></draw:g><draw:g draw:style-name="gr11"><draw:frame draw:style-name="gr20" draw:text-style-name="P14" svg:width="1.0224in" svg:height="0.1441in" svg:x="2.3547in" svg:y="0.7445in"><draw:text-box><text:p><text:span text:style-name="T10">[P10]</text:span></text:p></draw:text-box></draw:frame><draw:frame draw:style-name="gr21" draw:text-style-name="P15" svg:width="0.9213in" svg:height="0.1441in" svg:x="3.4264in" svg:y="0.7445in"><draw:text-box><text:p><text:span text:style-name="T11">[V10]</text:span></text:p></draw:text-box></draw:frame></draw:g><draw:g draw:style-name="gr11"><draw:frame draw:style-name="gr20" draw:text-style-name="P14" svg:width="1.0224in" svg:height="0.1441in" svg:x="4.5283in" svg:y="0.7445in"><draw:text-box><text:p><text:span text:style-name="T10">[P16]</text:span></text:p></draw:text-box></draw:frame><draw:frame draw:style-name="gr21" draw:text-style-name="P15" svg:width="0.9213in" svg:height="0.1441in" svg:x="5.6in" svg:y="0.7445in"><draw:text-box><text:p><text:span text:style-name="T11">[V16]</text:span></text:p></draw:text-box></draw:frame></draw:g></draw:g><draw:g draw:style-name="gr11"><draw:g draw:style-name="gr11"><draw:frame draw:style-name="gr22" draw:text-style-name="P14" svg:width="1.0224in" svg:height="0.1449in" svg:x="0.1819in" svg:y="0.911in"><draw:text-box><text:p><text:span text:style-name="T10">[P5]</text:span></text:p></draw:text-box></draw:frame><draw:frame draw:style-name="gr23" draw:text-style-name="P15" svg:width="0.9213in" svg:height="0.1449in" svg:x="1.2531in" svg:y="0.911in"><draw:text-box><text:p><text:span text:style-name="T11">[V5]</text:span></text:p></draw:text-box></draw:frame></draw:g><draw:g draw:style-name="gr11"><draw:frame draw:style-name="gr22" draw:text-style-name="P14" svg:width="1.0224in" svg:height="0.1449in" svg:x="2.3547in" svg:y="0.911in"><draw:text-box><text:p><text:span text:style-name="T10">[P11]</text:span></text:p></draw:text-box></draw:frame><draw:frame draw:style-name="gr23" draw:text-style-name="P15" svg:width="0.9213in" svg:height="0.1449in" svg:x="3.4264in" svg:y="0.911in"><draw:text-box><text:p><text:span text:style-name="T11">[V11]</text:span></text:p></draw:text-box></draw:frame></draw:g><draw:g draw:style-name="gr11"><draw:frame draw:style-name="gr22" draw:text-style-name="P14" svg:width="1.0224in" svg:height="0.1449in" svg:x="4.5283in" svg:y="0.911in"><draw:text-box><text:p><text:span text:style-name="T10">[P17]</text:span></text:p></draw:text-box></draw:frame><draw:frame draw:style-name="gr23" draw:text-style-name="P15" svg:width="0.9213in" svg:height="0.1449in" svg:x="5.6in" svg:y="0.911in"><draw:text-box><text:p><text:span text:style-name="T11">[V17]</text:span></text:p></draw:text-box></draw:frame></draw:g></draw:g><draw:g draw:style-name="gr11"><draw:g draw:style-name="gr11"><draw:frame draw:style-name="gr24" draw:text-style-name="P14" svg:width="1.0224in" svg:height="0.1358in" svg:x="0.1819in" svg:y="1.078in"><draw:text-box><text:p><text:span text:style-name="T10">[P6]</text:span></text:p></draw:text-box></draw:frame><draw:frame draw:style-name="gr25" draw:text-style-name="P15" svg:width="0.9213in" svg:height="0.1358in" svg:x="1.2531in" svg:y="1.078in"><draw:text-box><text:p><text:span text:style-name="T11">[V6]</text:span></text:p></draw:text-box></draw:frame></draw:g><draw:g draw:style-name="gr11"><draw:frame draw:style-name="gr24" draw:text-style-name="P14" svg:width="1.0224in" svg:height="0.1358in" svg:x="2.3547in" svg:y="1.078in"><draw:text-box><text:p><text:span text:style-name="T10">[P12]</text:span></text:p></draw:text-box></draw:frame><draw:frame draw:style-name="gr25" draw:text-style-name="P15" svg:width="0.9213in" svg:height="0.1358in" svg:x="3.4264in" svg:y="1.078in"><draw:text-box><text:p><text:span text:style-name="T11">[V12]</text:span></text:p></draw:text-box></draw:frame></draw:g><draw:g draw:style-name="gr11"><draw:frame draw:style-name="gr24" draw:text-style-name="P14" svg:width="1.0224in" svg:height="0.1358in" svg:x="4.5283in" svg:y="1.078in"><draw:text-box><text:p><text:span text:style-name="T10">[P18]</text:span></text:p></draw:text-box></draw:frame><draw:frame draw:style-name="gr25" draw:text-style-name="P15" svg:width="0.9213in" svg:height="0.1358in" svg:x="5.6in" svg:y="1.078in"><draw:text-box><text:p><text:span text:style-name="T11">[V18]</text:span></text:p></draw:text-box></draw:frame></draw:g></draw:g></draw:g><draw:g draw:style-name="gr11"><draw:rect draw:style-name="gr12" draw:text-style-name="P3" svg:width="6.8705in" svg:height="0.1579in" svg:x="-0.0189in" svg:y="2.0917in"><text:p/></draw:rect><draw:rect draw:style-name="gr12" draw:text-style-name="P3" svg:width="6.8705in" svg:height="0.1579in" svg:x="-0.0189in" svg:y="1.7488in"><text:p/></draw:rect><draw:frame draw:style-name="gr13" draw:text-style-name="P13" svg:width="2.228in" svg:height="0.1579in" svg:x="0.1902in" svg:y="1.4118in"><draw:text-box><text:p><text:span text:style-name="T9">[H2]</text:span></text:p></draw:text-box></draw:frame><draw:g draw:style-name="gr11"><draw:g draw:style-name="gr11"><draw:frame draw:style-name="gr26" draw:text-style-name="P14" svg:width="1.0224in" svg:height="0.1433in" svg:x="0.1819in" svg:y="1.6055in"><draw:text-box><text:p><text:span text:style-name="T10">[PP1]</text:span></text:p></draw:text-box></draw:frame><draw:frame draw:style-name="gr27" draw:text-style-name="P15" svg:width="0.9213in" svg:height="0.1433in" svg:x="1.2531in" svg:y="1.6055in"><draw:text-box><text:p><text:span text:style-name="T11">[VV1]</text:span></text:p></draw:text-box></draw:frame></draw:g><draw:g draw:style-name="gr11"><draw:frame draw:style-name="gr26" draw:text-style-name="P14" svg:width="1.0224in" svg:height="0.1433in" svg:x="2.3547in" svg:y="1.6055in"><draw:text-box><text:p><text:span text:style-name="T10">[PP6]</text:span></text:p></draw:text-box></draw:frame><draw:frame draw:style-name="gr27" draw:text-style-name="P15" svg:width="0.9213in" svg:height="0.1433in" svg:x="3.4264in" svg:y="1.6055in"><draw:text-box><text:p><text:span text:style-name="T11">[VV6]</text:span></text:p></draw:text-box></draw:frame></draw:g><draw:g draw:style-name="gr11"><draw:frame draw:style-name="gr26" draw:text-style-name="P14" svg:width="1.0224in" svg:height="0.1433in" svg:x="4.5283in" svg:y="1.6055in"><draw:text-box><text:p><text:span text:style-name="T10">[PP11]</text:span></text:p></draw:text-box></draw:frame><draw:frame draw:style-name="gr27" draw:text-style-name="P15" svg:width="0.9213in" svg:height="0.1433in" svg:x="5.6in" svg:y="1.6055in"><draw:text-box><text:p><text:span text:style-name="T11">[VV11]</text:span></text:p></draw:text-box></draw:frame></draw:g></draw:g><draw:g draw:style-name="gr11"><draw:g draw:style-name="gr11"><draw:frame draw:style-name="gr28" draw:text-style-name="P14" svg:width="1.0224in" svg:height="0.1343in" svg:x="0.1819in" svg:y="1.772in"><draw:text-box><text:p><text:span text:style-name="T10">[PP2]</text:span></text:p></draw:text-box></draw:frame><draw:frame draw:style-name="gr29" draw:text-style-name="P15" svg:width="0.9213in" svg:height="0.1343in" svg:x="1.2531in" svg:y="1.772in"><draw:text-box><text:p><text:span text:style-name="T11">[VV2]</text:span></text:p></draw:text-box></draw:frame></draw:g><draw:g draw:style-name="gr11"><draw:frame draw:style-name="gr28" draw:text-style-name="P14" svg:width="1.0224in" svg:height="0.1343in" svg:x="2.3547in" svg:y="1.772in"><draw:text-box><text:p><text:span text:style-name="T10">[PP7]</text:span></text:p></draw:text-box></draw:frame><draw:frame draw:style-name="gr29" draw:text-style-name="P15" svg:width="0.9213in" svg:height="0.1343in" svg:x="3.4264in" svg:y="1.772in"><draw:text-box><text:p><text:span text:style-name="T11">[VV7]</text:span></text:p></draw:text-box></draw:frame></draw:g><draw:g draw:style-name="gr11"><draw:frame draw:style-name="gr28" draw:text-style-name="P14" svg:width="1.0224in" svg:height="0.1343in" svg:x="4.5283in" svg:y="1.772in"><draw:text-box><text:p><text:span text:style-name="T10">[PP12]</text:span></text:p></draw:text-box></draw:frame><draw:frame draw:style-name="gr29" draw:text-style-name="P15" svg:width="0.9213in" svg:height="0.1343in" svg:x="5.6in" svg:y="1.772in"><draw:text-box><text:p><text:span text:style-name="T11">[VV12]</text:span></text:p></draw:text-box></draw:frame></draw:g></draw:g><draw:g draw:style-name="gr11"><draw:g draw:style-name="gr11"><draw:frame draw:style-name="gr18" draw:text-style-name="P14" svg:width="1.0224in" svg:height="0.1531in" svg:x="0.1819in" svg:y="1.939in"><draw:text-box><text:p><text:span text:style-name="T10">[PP3]</text:span></text:p></draw:text-box></draw:frame><draw:frame draw:style-name="gr19" draw:text-style-name="P15" svg:width="0.9213in" svg:height="0.1531in" svg:x="1.2531in" svg:y="1.939in"><draw:text-box><text:p><text:span text:style-name="T11">[VV3]</text:span></text:p></draw:text-box></draw:frame></draw:g><draw:g draw:style-name="gr11"><draw:frame draw:style-name="gr18" draw:text-style-name="P14" svg:width="1.0224in" svg:height="0.1531in" svg:x="2.3547in" svg:y="1.939in"><draw:text-box><text:p><text:span text:style-name="T10">[PP8]</text:span></text:p></draw:text-box></draw:frame><draw:frame draw:style-name="gr19" draw:text-style-name="P15" svg:width="0.9213in" svg:height="0.1531in" svg:x="3.4264in" svg:y="1.939in"><draw:text-box><text:p><text:span text:style-name="T11">[VV8]</text:span></text:p></draw:text-box></draw:frame></draw:g><draw:g draw:style-name="gr11"><draw:frame draw:style-name="gr18" draw:text-style-name="P14" svg:width="1.0224in" svg:height="0.1531in" svg:x="4.5283in" svg:y="1.939in"><draw:text-box><text:p><text:span text:style-name="T10">[PP13]</text:span></text:p></draw:text-box></draw:frame><draw:frame draw:style-name="gr19" draw:text-style-name="P15" svg:width="0.9213in" svg:height="0.1531in" svg:x="5.6in" svg:y="1.939in"><draw:text-box><text:p><text:span text:style-name="T11">[VV13]</text:span></text:p></draw:text-box></draw:frame></draw:g></draw:g><draw:g draw:style-name="gr11"><draw:g draw:style-name="gr11"><draw:frame draw:style-name="gr20" draw:text-style-name="P14" svg:width="1.0224in" svg:height="0.1441in" svg:x="0.1819in" svg:y="2.1055in"><draw:text-box><text:p><text:span text:style-name="T10">[PP4]</text:span></text:p></draw:text-box></draw:frame><draw:frame draw:style-name="gr21" draw:text-style-name="P15" svg:width="0.9213in" svg:height="0.1441in" svg:x="1.2531in" svg:y="2.1055in"><draw:text-box><text:p><text:span text:style-name="T11">[VV4]</text:span></text:p></draw:text-box></draw:frame></draw:g><draw:g draw:style-name="gr11"><draw:frame draw:style-name="gr20" draw:text-style-name="P14" svg:width="1.0224in" svg:height="0.1441in" svg:x="2.3547in" svg:y="2.1055in"><draw:text-box><text:p><text:span text:style-name="T10">[PP9]</text:span></text:p></draw:text-box></draw:frame><draw:frame draw:style-name="gr21" draw:text-style-name="P15" svg:width="0.9213in" svg:height="0.1441in" svg:x="3.4264in" svg:y="2.1055in"><draw:text-box><text:p><text:span text:style-name="T11">[VV9]</text:span></text:p></draw:text-box></draw:frame></draw:g><draw:g draw:style-name="gr11"><draw:frame draw:style-name="gr20" draw:text-style-name="P14" svg:width="1.0224in" svg:height="0.1441in" svg:x="4.5283in" svg:y="2.1055in"><draw:text-box><text:p><text:span text:style-name="T10">[PP14]</text:span></text:p></draw:text-box></draw:frame><draw:frame draw:style-name="gr21" draw:text-style-name="P15" svg:width="0.9213in" svg:height="0.1441in" svg:x="5.6in" svg:y="2.1055in"><draw:text-box><text:p><text:span text:style-name="T11">[VV14]</text:span></text:p></draw:text-box></draw:frame></draw:g></draw:g><draw:g draw:style-name="gr11"><draw:g draw:style-name="gr11"><draw:frame draw:style-name="gr30" draw:text-style-name="P14" svg:width="1.0224in" svg:height="0.1453in" svg:x="0.1819in" svg:y="2.272in"><draw:text-box><text:p><text:span text:style-name="T10">[PP5]</text:span></text:p></draw:text-box></draw:frame><draw:frame draw:style-name="gr19" draw:text-style-name="P15" svg:width="0.9213in" svg:height="0.1531in" svg:x="1.2531in" svg:y="2.272in"><draw:text-box><text:p><text:span text:style-name="T11">[VV5]</text:span></text:p></draw:text-box></draw:frame></draw:g><draw:g draw:style-name="gr11"><draw:frame draw:style-name="gr18" draw:text-style-name="P14" svg:width="1.0224in" svg:height="0.1531in" svg:x="2.3547in" svg:y="2.272in"><draw:text-box><text:p><text:span text:style-name="T10">[PP10]</text:span></text:p></draw:text-box></draw:frame><draw:frame draw:style-name="gr19" draw:text-style-name="P15" svg:width="0.9213in" svg:height="0.1531in" svg:x="3.4264in" svg:y="2.272in"><draw:text-box><text:p><text:span text:style-name="T11">[VV10]</text:span></text:p></draw:text-box></draw:frame></draw:g><draw:g draw:style-name="gr11"><draw:frame draw:style-name="gr30" draw:text-style-name="P14" svg:width="1.0224in" svg:height="0.1453in" svg:x="4.5283in" svg:y="2.272in"><draw:text-box><text:p><text:span text:style-name="T10">[PP15]</text:span></text:p></draw:text-box></draw:frame><draw:frame draw:style-name="gr31" draw:text-style-name="P15" svg:width="0.9213in" svg:height="0.1453in" svg:x="5.6in" svg:y="2.272in"><draw:text-box><text:p><text:span text:style-name="T11">[VV15]</text:span></text:p></draw:text-box></draw:frame></draw:g></draw:g></draw:g><draw:g draw:style-name="gr11"><draw:rect draw:style-name="gr12" draw:text-style-name="P3" svg:width="6.8705in" svg:height="0.1579in" svg:x="-0.0189in" svg:y="2.922in"><text:p/></draw:rect><draw:frame draw:style-name="gr13" draw:text-style-name="P13" svg:width="2.228in" svg:height="0.1579in" svg:x="0.1902in" svg:y="2.5854in"><draw:text-box><text:p><text:span text:style-name="T9">[H3]</text:span></text:p></draw:text-box></draw:frame><draw:g draw:style-name="gr11"><draw:g draw:style-name="gr11"><draw:frame draw:style-name="gr26" draw:text-style-name="P14" svg:width="1.0224in" svg:height="0.1433in" svg:x="0.1819in" svg:y="2.7791in"><draw:text-box><text:p><text:span text:style-name="T10">[PPP1]</text:span></text:p></draw:text-box></draw:frame><draw:frame draw:style-name="gr27" draw:text-style-name="P15" svg:width="0.9213in" svg:height="0.1433in" svg:x="1.2531in" svg:y="2.7791in"><draw:text-box><text:p><text:span text:style-name="T11">[VVV1]</text:span></text:p></draw:text-box></draw:frame></draw:g><draw:g draw:style-name="gr11"><draw:frame draw:style-name="gr26" draw:text-style-name="P14" svg:width="1.0224in" svg:height="0.1433in" svg:x="2.3547in" svg:y="2.7791in"><draw:text-box><text:p><text:span text:style-name="T10">[PPP3]</text:span></text:p></draw:text-box></draw:frame><draw:frame draw:style-name="gr27" draw:text-style-name="P15" svg:width="0.9213in" svg:height="0.1433in" svg:x="3.4264in" svg:y="2.7791in"><draw:text-box><text:p><text:span text:style-name="T11">[VVV3]</text:span></text:p></draw:text-box></draw:frame></draw:g><draw:g draw:style-name="gr11"><draw:frame draw:style-name="gr26" draw:text-style-name="P14" svg:width="1.0224in" svg:height="0.1433in" svg:x="4.5283in" svg:y="2.7791in"><draw:text-box><text:p><text:span text:style-name="T10">[PPP5]</text:span></text:p></draw:text-box></draw:frame><draw:frame draw:style-name="gr27" draw:text-style-name="P15" svg:width="0.9213in" svg:height="0.1433in" svg:x="5.6in" svg:y="2.7791in"><draw:text-box><text:p><text:span text:style-name="T11">[VVV5]</text:span></text:p></draw:text-box></draw:frame></draw:g></draw:g><draw:g draw:style-name="gr11"><draw:g draw:style-name="gr11"><draw:frame draw:style-name="gr28" draw:text-style-name="P14" svg:width="1.0224in" svg:height="0.1343in" svg:x="0.1819in" svg:y="2.9457in"><draw:text-box><text:p><text:span text:style-name="T10">[PPP2]</text:span></text:p></draw:text-box></draw:frame><draw:frame draw:style-name="gr29" draw:text-style-name="P15" svg:width="0.9213in" svg:height="0.1343in" svg:x="1.2531in" svg:y="2.9457in"><draw:text-box><text:p><text:span text:style-name="T11">[VVV2]</text:span></text:p></draw:text-box></draw:frame></draw:g><draw:g draw:style-name="gr11"><draw:frame draw:style-name="gr28" draw:text-style-name="P14" svg:width="1.0224in" svg:height="0.1343in" svg:x="2.3547in" svg:y="2.9457in"><draw:text-box><text:p><text:span text:style-name="T10">[PPP4]</text:span></text:p></draw:text-box></draw:frame><draw:frame draw:style-name="gr29" draw:text-style-name="P15" svg:width="0.9213in" svg:height="0.1343in" svg:x="3.4264in" svg:y="2.9457in"><draw:text-box><text:p><text:span text:style-name="T11">[VVV4]</text:span></text:p></draw:text-box></draw:frame></draw:g><draw:g draw:style-name="gr11"><draw:frame draw:style-name="gr28" draw:text-style-name="P14" svg:width="1.0224in" svg:height="0.1343in" svg:x="4.5283in" svg:y="2.9457in"><draw:text-box><text:p><text:span text:style-name="T10">[PPP6]</text:span></text:p></draw:text-box></draw:frame><draw:frame draw:style-name="gr29" draw:text-style-name="P15" svg:width="0.9213in" svg:height="0.1343in" svg:x="5.6in" svg:y="2.9457in"><draw:text-box><text:p><text:span text:style-name="T11">[VVV6]</text:span></text:p></draw:text-box></draw:frame></draw:g></draw:g></draw:g><draw:g draw:style-name="gr11"><draw:frame draw:style-name="gr13" draw:text-style-name="P13" svg:width="2.228in" svg:height="0.1579in" svg:x="0.1819in" svg:y="3.2709in"><draw:text-box><text:p><text:span text:style-name="T9">[H4]</text:span></text:p></draw:text-box></draw:frame><draw:g draw:style-name="gr11"><draw:g draw:style-name="gr11"><draw:frame draw:style-name="gr16" draw:text-style-name="P14" svg:width="1.0224in" svg:height="0.1496in" svg:x="0.1583in" svg:y="3.4646in"><draw:text-box><text:p><text:span text:style-name="T10">[PPP7]</text:span></text:p></draw:text-box></draw:frame><draw:frame draw:style-name="gr32" draw:text-style-name="P15" svg:width="0.9213in" svg:height="0.1579in" svg:x="1.2295in" svg:y="3.4646in"><draw:text-box><text:p><text:span text:style-name="T11">[VVV7]</text:span></text:p></draw:text-box></draw:frame></draw:g><draw:g draw:style-name="gr11"><draw:frame draw:style-name="gr16" draw:text-style-name="P14" svg:width="1.0224in" svg:height="0.1496in" svg:x="2.3311in" svg:y="3.4646in"><draw:text-box><text:p><text:span text:style-name="T10">[PPP8]</text:span></text:p></draw:text-box></draw:frame><draw:frame draw:style-name="gr17" draw:text-style-name="P15" svg:width="0.9213in" svg:height="0.1496in" svg:x="3.4028in" svg:y="3.4646in"><draw:text-box><text:p><text:span text:style-name="T11">[VVV8]</text:span></text:p></draw:text-box></draw:frame></draw:g><draw:g draw:style-name="gr11"><draw:frame draw:style-name="gr33" draw:text-style-name="P14" svg:width="1.0224in" svg:height="0.1579in" svg:x="4.5047in" svg:y="3.4646in"><draw:text-box><text:p><text:span text:style-name="T10">[PPP9]</text:span></text:p></draw:text-box></draw:frame><draw:frame draw:style-name="gr17" draw:text-style-name="P15" svg:width="0.9213in" svg:height="0.1496in" svg:x="5.5764in" svg:y="3.4646in"><draw:text-box><text:p><text:span text:style-name="T11">[VVV9]</text:span></text:p></draw:text-box></draw:frame></draw:g></draw:g></draw:g></draw:g><draw:rect text:anchor-type="paragraph" draw:z-index="11" draw:style-name="gr10" draw:text-style-name="P3" svg:width="6.8933in" svg:height="0.0614in" svg:x="-0.0417in" svg:y="-0.2071in"><text:p/></draw:rect></text:p>
      <text:p text:style-name="P1"/>
      <text:p text:style-name="P1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fill-image draw:name="Empty" xlink:href="Pictures/1000000000000008000000089EFC5B24.png" xlink:type="simple" xlink:show="embed" xlink:actuate="onLoad"/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1.81pt solid #808080" fo:padding="0.0201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2T11:38:19.957883000</meta:creation-date>
    <dc:date>2014-01-20T19:23:49.373133000</dc:date>
    <meta:editing-duration>P5DT17H33M34S</meta:editing-duration>
    <meta:editing-cycles>55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